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aaea" officeooo:paragraph-rsid="000daaea"/>
    </style:style>
    <style:style style:name="P2" style:family="paragraph" style:parent-style-name="Standard">
      <style:paragraph-properties fo:text-align="center" style:justify-single-word="false"/>
      <style:text-properties officeooo:rsid="000daaea" officeooo:paragraph-rsid="000daaea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officeooo:rsid="000daaea" officeooo:paragraph-rsid="000daaea" style:font-size-asian="15pt" style:font-weight-asian="bold" style:font-size-complex="15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STRUTURAS DE DADOS </text:p>
      <text:p text:style-name="P2">ALUNO: CLEILSON DE SOUSA PEREIRA </text:p>
      <text:p text:style-name="P2">MATRIICULA: 201610501</text:p>
      <text:p text:style-name="P1"/>
      <text:p text:style-name="P1">#include &lt;stdio.h&gt;</text:p>
      <text:p text:style-name="P1">#include &lt;string.h&gt;</text:p>
      <text:p text:style-name="P1">#include &lt;stdlib.h&gt;</text:p>
      <text:p text:style-name="P1">#define TAM 2</text:p>
      <text:p text:style-name="P1">#define structTAM 30</text:p>
      <text:p text:style-name="P1"/>
      <text:p text:style-name="P1">typedef struct filmes{</text:p>
      <text:p text:style-name="P1"><text:s text:c="4"/>char name[structTAM];</text:p>
      <text:p text:style-name="P1"><text:s text:c="4"/>float rating;</text:p>
      <text:p text:style-name="P1"><text:s text:c="4"/>char style[structTAM];</text:p>
      <text:p text:style-name="P1"><text:s text:c="4"/>char actor[structTAM];</text:p>
      <text:p text:style-name="P1"><text:s text:c="4"/>int year;</text:p>
      <text:p text:style-name="P1">}movie;</text:p>
      <text:p text:style-name="P1"/>
      <text:p text:style-name="P1"/>
      <text:p text:style-name="P1"/>
      <text:p text:style-name="P1"/>
      <text:p text:style-name="P1"><text:s text:c="4"/></text:p>
      <text:p text:style-name="P1">movie * dados(movie *c){</text:p>
      <text:p text:style-name="P1"><text:tab/></text:p>
      <text:p text:style-name="P1"><text:tab/></text:p>
      <text:p text:style-name="P1"><text:tab/>int i;</text:p>
      <text:p text:style-name="P1"><text:s text:c="3"/></text:p>
      <text:p text:style-name="P1"><text:s text:c="4"/>for(i=0;i&lt;TAM;i++){</text:p>
      <text:p text:style-name="P1"><text:s text:c="8"/>printf("NOME DO FILME \n");</text:p>
      <text:p text:style-name="P1"><text:s text:c="8"/>fgets(c-&gt;name,30,stdin);</text:p>
      <text:p text:style-name="P1"/>
      <text:p text:style-name="P1"><text:s text:c="8"/>printf("GENERO DO FILME \n");</text:p>
      <text:p text:style-name="P1"><text:s text:c="8"/>fgets(c-&gt;style,30,stdin);</text:p>
      <text:p text:style-name="P1"/>
      <text:p text:style-name="P1"><text:s text:c="8"/>printf("NOME DO ATOR \n");</text:p>
      <text:p text:style-name="P1"><text:s text:c="8"/>fgets(c-&gt;actor,30,stdin);</text:p>
      <text:p text:style-name="P1"/>
      <text:p text:style-name="P1"><text:s text:c="8"/>printf("ANO DE LANÇAMENTO \n");</text:p>
      <text:p text:style-name="P1"><text:s text:c="8"/>scanf("%d",&amp;c-&gt;year);</text:p>
      <text:p text:style-name="P1"/>
      <text:p text:style-name="P1"><text:s text:c="8"/>printf("RANKING DO FILME \n");</text:p>
      <text:p text:style-name="P1"><text:s text:c="8"/>scanf("%f",&amp;c-&gt;rating);</text:p>
      <text:p text:style-name="P1"><text:s text:c="8"/>getchar();</text:p>
      <text:p text:style-name="P1"><text:tab/>c++;</text:p>
      <text:p text:style-name="P1"><text:s text:c="4"/>}</text:p>
      <text:p text:style-name="P1"/>
      <text:p text:style-name="P1"><text:s text:c="4"/>return c;</text:p>
      <text:p text:style-name="P1"/>
      <text:p text:style-name="P1">}</text:p>
      <text:p text:style-name="P1"/>
      <text:p text:style-name="P1">movie * menu(movie *c){</text:p>
      <text:p text:style-name="P1"><text:tab/></text:p>
      <text:p text:style-name="P1"><text:soft-page-break/><text:tab/>int opcao;</text:p>
      <text:p text:style-name="P1"><text:tab/></text:p>
      <text:p text:style-name="P1"><text:tab/></text:p>
      <text:p text:style-name="P1"><text:s text:c="4"/>printf("CATALOGO DE FILMES \n");</text:p>
      <text:p text:style-name="P1"><text:s text:c="4"/>printf("1 - INSERÇÃO DE DADOS \n");</text:p>
      <text:p text:style-name="P1"><text:s text:c="4"/>printf("2 - LISTAR TODOS OS FILMES\n");</text:p>
      <text:p text:style-name="P1"><text:s text:c="4"/>printf("3 - ORDENAÇÃO POR AVALIAÇAO \n");</text:p>
      <text:p text:style-name="P1"><text:s text:c="4"/>printf("4 - ORDENAÇÃO POR NOME\n");</text:p>
      <text:p text:style-name="P1"><text:s text:c="4"/>printf("5 - LISTAR FILMES POR ANO DE LANÇAMENTO \n");</text:p>
      <text:p text:style-name="P1"><text:s text:c="4"/>printf("EScolha qual opcao do menu deseja acessar, digitando de 1 a 5\n");</text:p>
      <text:p text:style-name="P1"><text:s text:c="4"/>scanf("%d",&amp;opcao);</text:p>
      <text:p text:style-name="P1"><text:s text:c="4"/>c++;</text:p>
      <text:p text:style-name="P1"/>
      <text:p text:style-name="P1"><text:s text:c="4"/>return c;</text:p>
      <text:p text:style-name="P1">}</text:p>
      <text:p text:style-name="P1"/>
      <text:p text:style-name="P1"/>
      <text:p text:style-name="P1">movie * listarFilme(movie *c){</text:p>
      <text:p text:style-name="P1"><text:tab/></text:p>
      <text:p text:style-name="P1"><text:tab/>movie m[TAM];</text:p>
      <text:p text:style-name="P1"><text:tab/>int i;</text:p>
      <text:p text:style-name="P1"/>
      <text:p text:style-name="P1"><text:s text:c="12"/>for(i=0;i&lt;TAM;i++){</text:p>
      <text:p text:style-name="P1"><text:s text:c="16"/>printf("%s\n",c-&gt;name);</text:p>
      <text:p text:style-name="P1"><text:tab/><text:tab/>printf("%s\n",c-&gt;style);</text:p>
      <text:p text:style-name="P1"><text:tab/><text:tab/>printf("%s\n",c-&gt;actor);</text:p>
      <text:p text:style-name="P1"><text:tab/><text:tab/>printf("%i\n",c-&gt;year);</text:p>
      <text:p text:style-name="P1"><text:tab/><text:tab/>printf("%f\n",c-&gt;rating);</text:p>
      <text:p text:style-name="P1"><text:tab/><text:tab/>c++;</text:p>
      <text:p text:style-name="P1"><text:s text:c="12"/>}</text:p>
      <text:p text:style-name="P1"/>
      <text:p text:style-name="P1"><text:tab/> <text:s text:c="3"/>return c;</text:p>
      <text:p text:style-name="P1">}</text:p>
      <text:p text:style-name="P1"><text:s text:c="12"/></text:p>
      <text:p text:style-name="P1"/>
      <text:p text:style-name="P1"><text:s text:c="8"/></text:p>
      <text:p text:style-name="P1">movie * ordenar(movie *c){</text:p>
      <text:p text:style-name="P1"><text:tab/>int i,j;</text:p>
      <text:p text:style-name="P1"><text:tab/>movie aux;</text:p>
      <text:p text:style-name="P1"/>
      <text:p text:style-name="P1"/>
      <text:p text:style-name="P1"><text:s text:c="10"/>for(i=0;i&lt;TAM;i++){</text:p>
      <text:p text:style-name="P1"><text:tab/><text:tab/>for(j=0;j&lt;TAM-1;j++){</text:p>
      <text:p text:style-name="P1"><text:tab/><text:tab/><text:tab/>if(c-&gt;rating &lt; (c+1)-&gt;rating){</text:p>
      <text:p text:style-name="P1"><text:tab/><text:tab/><text:tab/><text:tab/>aux = *c;</text:p>
      <text:p text:style-name="P1"><text:tab/><text:tab/><text:tab/><text:tab/>*c = *(c+1);</text:p>
      <text:p text:style-name="P1"><text:tab/><text:tab/><text:tab/><text:tab/>*(c+1) = aux;</text:p>
      <text:p text:style-name="P1"><text:tab/><text:tab/><text:tab/><text:tab/>c++;</text:p>
      <text:p text:style-name="P1"><text:tab/><text:tab/><text:tab/>}</text:p>
      <text:p text:style-name="P1"><text:tab/><text:tab/>}</text:p>
      <text:p text:style-name="P1"><text:tab/> <text:s/>}</text:p>
      <text:p text:style-name="P1"/>
      <text:p text:style-name="P1"><text:soft-page-break/></text:p>
      <text:p text:style-name="P1"><text:tab/>for(i=0;i&lt;TAM;i++){</text:p>
      <text:p text:style-name="P1"><text:tab/><text:tab/>printf("%s\n",c-&gt;name);</text:p>
      <text:p text:style-name="P1"><text:tab/><text:tab/>printf("%s\n",c-&gt;style);</text:p>
      <text:p text:style-name="P1"><text:tab/><text:tab/>printf("%s\n",c-&gt;actor);</text:p>
      <text:p text:style-name="P1"><text:tab/><text:tab/>printf("%i\n",c-&gt;year);</text:p>
      <text:p text:style-name="P1"><text:tab/><text:tab/>printf("%f\n",c-&gt;rating);</text:p>
      <text:p text:style-name="P1"><text:tab/><text:tab/>c++;</text:p>
      <text:p text:style-name="P1"><text:tab/>}</text:p>
      <text:p text:style-name="P1"/>
      <text:p text:style-name="P1"><text:tab/>return c;</text:p>
      <text:p text:style-name="P1"><text:tab/><text:tab/></text:p>
      <text:p text:style-name="P1"/>
      <text:p text:style-name="P1">}</text:p>
      <text:p text:style-name="P1"><text:tab/><text:tab/><text:tab/></text:p>
      <text:p text:style-name="P1"><text:s text:c="7"/></text:p>
      <text:p text:style-name="P1"/>
      <text:p text:style-name="P1">movie * ordenarSrt(movie *c){</text:p>
      <text:p text:style-name="P1"/>
      <text:p text:style-name="P1"><text:tab/><text:tab/></text:p>
      <text:p text:style-name="P1"><text:tab/>int i,j;</text:p>
      <text:p text:style-name="P1"><text:tab/>char temp[structTAM];</text:p>
      <text:p text:style-name="P1"/>
      <text:p text:style-name="P1"><text:s text:c="12"/>for(i = 1; i &lt; TAM; i++){</text:p>
      <text:p text:style-name="P1"><text:s text:c="9"/><text:tab/>for (j = 0; j &lt; TAM-1; j++){</text:p>
      <text:p text:style-name="P1"><text:s text:c="23"/></text:p>
      <text:p text:style-name="P1"><text:s text:c="14"/><text:tab/><text:tab/>if(strcmp(c-&gt;name,(c+1)-&gt;name) &gt; 0){</text:p>
      <text:p text:style-name="P1"><text:s text:c="16"/><text:tab/>strcpy(temp,c-&gt;name);</text:p>
      <text:p text:style-name="P1"><text:s text:c="17"/><text:tab/>strcpy(c-&gt;name,(c+1)-&gt;name);</text:p>
      <text:p text:style-name="P1"><text:s text:c="17"/><text:tab/>strcpy((c+1)-&gt;name,temp);} <text:s text:c="30"/></text:p>
      <text:p text:style-name="P1"><text:s text:c="11"/><text:tab/>} <text:s text:c="5"/></text:p>
      <text:p text:style-name="P1"><text:s text:c="7"/><text:tab/> <text:s text:c="4"/>}</text:p>
      <text:p text:style-name="P1"/>
      <text:p text:style-name="P1"/>
      <text:p text:style-name="P1"/>
      <text:p text:style-name="P1"><text:tab/> <text:s text:c="4"/>for(i=0;i&lt;TAM;i++){</text:p>
      <text:p text:style-name="P1"><text:tab/><text:tab/><text:tab/>printf("%s\n",c-&gt;name);</text:p>
      <text:p text:style-name="P1"><text:tab/><text:tab/><text:tab/>printf("%s\n",c-&gt;style);</text:p>
      <text:p text:style-name="P1"><text:tab/><text:tab/><text:tab/>printf("%s\n",c-&gt;actor);</text:p>
      <text:p text:style-name="P1"><text:tab/><text:tab/><text:tab/>printf("%i\n",c-&gt;year);</text:p>
      <text:p text:style-name="P1"><text:tab/><text:tab/><text:tab/>printf("%f\n",c-&gt;rating);</text:p>
      <text:p text:style-name="P1"><text:tab/> <text:s text:c="4"/>}</text:p>
      <text:p text:style-name="P1"/>
      <text:p text:style-name="P1"><text:tab/>return c;</text:p>
      <text:p text:style-name="P1"/>
      <text:p text:style-name="P1">}<text:tab/></text:p>
      <text:p text:style-name="P1"><text:s text:c="13"/></text:p>
      <text:p text:style-name="P1"><text:s text:c="7"/></text:p>
      <text:p text:style-name="P1"/>
      <text:p text:style-name="P1">movie * data(movie *c){</text:p>
      <text:p text:style-name="P1"/>
      <text:p text:style-name="P1"><text:tab/><text:tab/></text:p>
      <text:p text:style-name="P1"><text:soft-page-break/><text:tab/>int i,j;</text:p>
      <text:p text:style-name="P1"><text:tab/>int ano;</text:p>
      <text:p text:style-name="P1"/>
      <text:p text:style-name="P1"><text:s text:c="12"/>printf("INFORME O ANO DO FILME \n");</text:p>
      <text:p text:style-name="P1"><text:s text:c="12"/>scanf("%d",&amp;ano);</text:p>
      <text:p text:style-name="P1"/>
      <text:p text:style-name="P1"><text:s text:c="12"/>for(i=0;i&lt;TAM;i++){</text:p>
      <text:p text:style-name="P1"><text:s text:c="16"/>if(ano == c-&gt;year){</text:p>
      <text:p text:style-name="P1"><text:s text:c="20"/>printf("FILME : %s",c-&gt;name);</text:p>
      <text:p text:style-name="P1"><text:tab/><text:tab/> <text:s text:c="3"/>printf("ANO : %d \n ",c-&gt;year);</text:p>
      <text:p text:style-name="P1"><text:s text:c="16"/>}</text:p>
      <text:p text:style-name="P1"><text:s text:c="12"/>}</text:p>
      <text:p text:style-name="P1"/>
      <text:p text:style-name="P1"><text:tab/> <text:s text:c="3"/>return c;</text:p>
      <text:p text:style-name="P1"><text:s text:c="11"/></text:p>
      <text:p text:style-name="P1">}</text:p>
      <text:p text:style-name="P1"/>
      <text:p text:style-name="P1">int main(){</text:p>
      <text:p text:style-name="P1"/>
      <text:p text:style-name="P1"><text:tab/>movie a[TAM];</text:p>
      <text:p text:style-name="P1"><text:tab/>movie *x=a;</text:p>
      <text:p text:style-name="P1"><text:tab/></text:p>
      <text:p text:style-name="P1"/>
      <text:p text:style-name="P1"><text:tab/>dados(a);</text:p>
      <text:p text:style-name="P1"><text:tab/></text:p>
      <text:p text:style-name="P1"><text:tab/>menu(a);</text:p>
      <text:p text:style-name="P1"><text:tab/><text:tab/><text:tab/></text:p>
      <text:p text:style-name="P1"><text:tab/>listarFilme(a);</text:p>
      <text:p text:style-name="P1"><text:tab/><text:tab/><text:tab/></text:p>
      <text:p text:style-name="P1"><text:tab/>ordenar(a);</text:p>
      <text:p text:style-name="P1"><text:tab/><text:tab/><text:tab/></text:p>
      <text:p text:style-name="P1"/>
      <text:p text:style-name="P1"><text:tab/>ordenarSrt(a);</text:p>
      <text:p text:style-name="P1"><text:tab/><text:tab/><text:tab/></text:p>
      <text:p text:style-name="P1"><text:tab/>data(a);</text:p>
      <text:p text:style-name="P1"><text:tab/><text:tab/><text:tab/></text:p>
      <text:p text:style-name="P1"/>
      <text:p text:style-name="P1"/>
      <text:p text:style-name="P1">}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7T19:36:11.577212864</meta:creation-date>
    <dc:date>2016-08-27T20:34:51.963940138</dc:date>
    <meta:editing-duration>PT43M28S</meta:editing-duration>
    <meta:editing-cycles>1</meta:editing-cycles>
    <meta:document-statistic meta:table-count="0" meta:image-count="0" meta:object-count="0" meta:page-count="4" meta:paragraph-count="152" meta:word-count="275" meta:character-count="2877" meta:non-whitespace-character-count="2023"/>
    <meta:generator>LibreOffice/5.0.6.2$Linux_x86 LibreOffice_project/00m0$Build-2</meta:generator>
  </office:meta>
</office:document-meta>
</file>